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8" style:parent-style-name="DefaultParagraphFont" style:family="text">
      <style:text-properties fo:color="#202124" fo:background-color="#FFFFFF"/>
    </style:style>
    <style:style style:name="T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90" style:parent-style-name="Standard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4" style:parent-style-name="Standard" style:family="paragraph">
      <style:paragraph-properties fo:margin-top="0.1666in" fo:margin-bottom="0.1666in"/>
    </style:style>
    <style:style style:name="T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7" style:parent-style-name="DefaultParagraphFont" style:family="text">
      <style:text-properties fo:color="#202124" fo:background-color="#FFFFFF"/>
    </style:style>
    <style:style style:name="P98" style:parent-style-name="Standard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1" style:parent-style-name="Standard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5" style:parent-style-name="DefaultParagraphFont" style:family="text">
      <style:text-properties fo:color="#202124" fo:background-color="#FFFFFF"/>
    </style:style>
    <style:style style:name="P106" style:parent-style-name="Standard" style:family="paragraph">
      <style:paragraph-properties fo:margin-top="0.1666in" fo:margin-bottom="0.1666in"/>
    </style:style>
    <style:style style:name="T1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9" style:parent-style-name="Standard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fo:color="#202124" fo:background-color="#FFFFFF"/>
    </style:style>
    <style:style style:name="T112" style:parent-style-name="DefaultParagraphFont" style:family="text">
      <style:text-properties style:font-weight-complex="bold" fo:color="#202124" fo:background-color="#FFFFFF"/>
    </style:style>
    <style:style style:name="T113" style:parent-style-name="DefaultParagraphFont" style:family="text">
      <style:text-properties style:font-weight-complex="bold" fo:color="#202124" fo:background-color="#FFFFFF"/>
    </style:style>
    <style:style style:name="T114" style:parent-style-name="DefaultParagraphFont" style:family="text">
      <style:text-properties fo:color="#202124" fo:background-color="#FFFFFF"/>
    </style:style>
    <style:style style:name="P11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8" style:parent-style-name="Standard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1" style:parent-style-name="DefaultParagraphFont" style:family="text">
      <style:text-properties style:font-name="Verdana" fo:color="#222222" fo:font-size="11.5pt" style:font-size-asian="11.5pt" style:font-size-complex="11.5pt" fo:background-color="#FFFFFF"/>
    </style:style>
    <style:style style:name="T122" style:parent-style-name="DefaultParagraphFont" style:family="text">
      <style:text-properties style:font-name="Verdana" fo:color="#222222" fo:font-size="11.5pt" style:font-size-asian="11.5pt" style:font-size-complex="11.5pt" fo:background-color="#FFFFFF"/>
    </style:style>
    <style:style style:name="T123" style:parent-style-name="Strong" style:family="text">
      <style:text-properties style:font-name="Verdana" fo:font-weight="normal" style:font-weight-asian="normal" fo:color="#000000" fo:font-size="11.5pt" style:font-size-asian="11.5pt" style:font-size-complex="11.5pt" fo:background-color="#FFFFFF"/>
    </style:style>
    <style:style style:name="T124" style:parent-style-name="DefaultParagraphFont" style:family="text">
      <style:text-properties style:font-name="Verdana" fo:color="#222222" fo:font-size="11.5pt" style:font-size-asian="11.5pt" style:font-size-complex="11.5pt" fo:background-color="#FFFFFF"/>
    </style:style>
    <style:style style:name="T125" style:parent-style-name="DefaultParagraphFont" style:family="text">
      <style:text-properties style:font-name="Verdana" fo:color="#222222" fo:font-size="11.5pt" style:font-size-asian="11.5pt" style:font-size-complex="11.5pt" fo:background-color="#FFFFFF"/>
    </style:style>
    <style:style style:name="P1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9" style:parent-style-name="Normal" style:family="paragraph">
      <style:paragraph-properties fo:widows="2" fo:orphans="2" style:vertical-align="auto" fo:margin-bottom="0.0416in" fo:background-color="#FFFFFF"/>
      <style:text-properties fo:hyphenate="true"/>
    </style:style>
    <style:style style:name="T1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2" style:parent-style-name="DefaultParagraphFont" style:family="text">
      <style:text-properties style:font-name-asian="Times New Roman" fo:color="#202124" fo:font-size="12pt" style:font-size-asian="12pt" style:font-size-complex="12pt"/>
    </style:style>
    <style:style style:name="T133" style:parent-style-name="DefaultParagraphFont" style:family="text">
      <style:text-properties style:font-name-asian="Times New Roman" fo:color="#202124" fo:font-size="12pt" style:font-size-asian="12pt" style:font-size-complex="12pt"/>
    </style:style>
    <style:style style:name="P134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135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136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137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138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139" style:parent-style-name="Standard" style:family="paragraph">
      <style:paragraph-properties fo:margin-top="0.1666in" fo:margin-bottom="0.1666in"/>
    </style:style>
    <style:style style:name="P14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4" style:parent-style-name="Standard" style:family="paragraph">
      <style:paragraph-properties fo:margin-top="0.1666in" fo:margin-bottom="0.1666in"/>
    </style:style>
    <style:style style:name="T1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7" style:parent-style-name="DefaultParagraphFont" style:family="text">
      <style:text-properties fo:color="#202124" fo:background-color="#FFFFFF"/>
    </style:style>
    <style:style style:name="T148" style:parent-style-name="DefaultParagraphFont" style:family="text">
      <style:text-properties fo:color="#202124" fo:background-color="#FFFFFF"/>
    </style:style>
    <style:style style:name="P1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1" style:parent-style-name="Standard" style:family="paragraph">
      <style:paragraph-properties fo:break-before="page" fo:margin-top="0.1666in" fo:margin-bottom="0.1666in"/>
    </style:style>
    <style:style style:name="T1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6" style:parent-style-name="Standard" style:family="paragraph">
      <style:paragraph-properties fo:margin-top="0.1666in" fo:margin-bottom="0.1666in"/>
    </style:style>
    <style:style style:name="T1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9" style:parent-style-name="DefaultParagraphFont" style:family="text">
      <style:text-properties fo:color="#202124" fo:background-color="#FFFFFF"/>
    </style:style>
    <style:style style:name="P16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/>
    </style:style>
    <style:style style:name="T1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7" style:parent-style-name="DefaultParagraphFont" style:family="text">
      <style:text-properties style:font-weight-complex="bold" fo:color="#202124" fo:background-color="#FFFFFF"/>
    </style:style>
    <style:style style:name="T168" style:parent-style-name="DefaultParagraphFont" style:family="text">
      <style:text-properties fo:color="#202124" fo:background-color="#FFFFFF"/>
    </style:style>
    <style:style style:name="P16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2" style:parent-style-name="Standard" style:family="paragraph">
      <style:paragraph-properties fo:margin-top="0.1666in"/>
    </style:style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4" style:parent-style-name="Standard" style:family="paragraph"/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6" style:parent-style-name="Standard" style:family="paragraph"/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8" style:parent-style-name="Standard" style:family="paragraph">
      <style:paragraph-properties fo:margin-bottom="0.1666in"/>
    </style:style>
    <style:style style:name="T1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1" style:parent-style-name="Standard" style:family="paragraph">
      <style:paragraph-properties fo:margin-top="0.1666in" fo:margin-bottom="0.1666in"/>
    </style:style>
    <style:style style:name="T1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/>
    </style:style>
    <style:style style:name="T185" style:parent-style-name="DefaultParagraphFont" style:family="text">
      <style:text-properties fo:color="#202124" fo:background-color="#FFFFFF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01" style:parent-style-name="Standard" style:family="paragraph">
      <style:paragraph-properties fo:break-before="page"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0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/>
    </style:style>
    <style:style style:name="T2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/>
    </style:style>
    <style:style style:name="T2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/>
    </style:style>
    <style:style style:name="T2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2" style:parent-style-name="DefaultParagraphFont" style:family="text">
      <style:text-properties style:font-weight-complex="bold" fo:color="#202124" fo:background-color="#FFFFFF"/>
    </style:style>
    <style:style style:name="T223" style:parent-style-name="DefaultParagraphFont" style:family="text">
      <style:text-properties style:font-weight-complex="bold" fo:color="#202124" fo:background-color="#FFFFFF"/>
    </style:style>
    <style:style style:name="T224" style:parent-style-name="DefaultParagraphFont" style:family="text">
      <style:text-properties fo:color="#202124" fo:background-color="#FFFFFF"/>
    </style:style>
    <style:style style:name="P2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1" style:parent-style-name="DefaultParagraphFont" style:family="text">
      <style:text-properties style:font-weight-complex="bold" fo:color="#373737" fo:background-color="#FFFFFF"/>
    </style:style>
    <style:style style:name="T232" style:parent-style-name="DefaultParagraphFont" style:family="text">
      <style:text-properties style:font-weight-complex="bold" fo:color="#373737" fo:background-color="#FFFFFF"/>
    </style:style>
    <style:style style:name="T233" style:parent-style-name="DefaultParagraphFont" style:family="text">
      <style:text-properties fo:font-weight="bold" style:font-weight-asian="bold" style:font-weight-complex="bold" fo:color="#373737" fo:background-color="#FFFFFF"/>
    </style:style>
    <style:style style:name="P23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0" style:parent-style-name="DefaultParagraphFont" style:family="text">
      <style:text-properties fo:color="#202124" fo:background-color="#FFFFFF"/>
    </style:style>
    <style:style style:name="T241" style:parent-style-name="DefaultParagraphFont" style:family="text">
      <style:text-properties style:font-weight-complex="bold" fo:color="#202124" fo:background-color="#FFFFFF"/>
    </style:style>
    <style:style style:name="T242" style:parent-style-name="DefaultParagraphFont" style:family="text">
      <style:text-properties fo:color="#202124" fo:background-color="#FFFFFF"/>
    </style:style>
    <style:style style:name="T243" style:parent-style-name="DefaultParagraphFont" style:family="text">
      <style:text-properties fo:color="#202124" fo:background-color="#FFFFFF"/>
    </style:style>
    <style:style style:name="P2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6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57" style:parent-style-name="Standard" style:family="paragraph">
      <style:paragraph-properties fo:break-before="page" fo:margin-top="0.1666in" fo:margin-bottom="0.1666in"/>
    </style:style>
    <style:style style:name="T2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fo:color="#202124" fo:background-color="#FFFFFF"/>
    </style:style>
    <style:style style:name="T265" style:parent-style-name="DefaultParagraphFont" style:family="text">
      <style:text-properties fo:color="#202124" fo:background-color="#FFFFFF"/>
    </style:style>
    <style:style style:name="T266" style:parent-style-name="DefaultParagraphFont" style:family="text">
      <style:text-properties style:font-weight-complex="bold" fo:color="#202124" fo:background-color="#FFFFFF"/>
    </style:style>
    <style:style style:name="T267" style:parent-style-name="DefaultParagraphFont" style:family="text">
      <style:text-properties fo:color="#202124" fo:background-color="#FFFFFF"/>
    </style:style>
    <style:style style:name="P26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</style:style>
    <style:style style:name="T2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4" style:parent-style-name="DefaultParagraphFont" style:family="text">
      <style:text-properties fo:color="#202124" fo:background-color="#FFFFFF"/>
    </style:style>
    <style:style style:name="T275" style:parent-style-name="DefaultParagraphFont" style:family="text">
      <style:text-properties style:font-weight-complex="bold" fo:color="#202124" fo:background-color="#FFFFFF"/>
    </style:style>
    <style:style style:name="T276" style:parent-style-name="DefaultParagraphFont" style:family="text">
      <style:text-properties style:font-weight-complex="bold" fo:color="#202124" fo:background-color="#FFFFFF"/>
    </style:style>
    <style:style style:name="T277" style:parent-style-name="DefaultParagraphFont" style:family="text">
      <style:text-properties fo:color="#202124" fo:background-color="#FFFFFF"/>
    </style:style>
    <style:style style:name="P2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3" style:parent-style-name="DefaultParagraphFont" style:family="text">
      <style:text-properties fo:color="#202124" fo:background-color="#FFFFFF"/>
    </style:style>
    <style:style style:name="T284" style:parent-style-name="DefaultParagraphFont" style:family="text">
      <style:text-properties style:font-weight-complex="bold" fo:color="#202124" fo:background-color="#FFFFFF"/>
    </style:style>
    <style:style style:name="T285" style:parent-style-name="DefaultParagraphFont" style:family="text">
      <style:text-properties fo:color="#202124" fo:background-color="#FFFFFF"/>
    </style:style>
    <style:style style:name="P2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</style:style>
    <style:style style:name="T2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3" style:parent-style-name="DefaultParagraphFont" style:family="text">
      <style:text-properties fo:color="#202124" fo:background-color="#FFFFFF"/>
    </style:style>
    <style:style style:name="T294" style:parent-style-name="DefaultParagraphFont" style:family="text">
      <style:text-properties style:font-weight-complex="bold" fo:color="#202124" fo:background-color="#FFFFFF"/>
    </style:style>
    <style:style style:name="T295" style:parent-style-name="DefaultParagraphFont" style:family="text">
      <style:text-properties style:font-weight-complex="bold" fo:color="#202124" fo:background-color="#FFFFFF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1" style:parent-style-name="Standard" style:family="paragraph">
      <style:paragraph-properties fo:break-before="page"/>
    </style:style>
    <style:style style:name="T3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</style:style>
    <style:style style:name="T3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9" style:parent-style-name="DefaultParagraphFont" style:family="text">
      <style:text-properties fo:color="#202124" fo:background-color="#FFFFFF"/>
    </style:style>
    <style:style style:name="T320" style:parent-style-name="DefaultParagraphFont" style:family="text">
      <style:text-properties fo:font-weight="bold" style:font-weight-asian="bold" style:font-weight-complex="bold" fo:color="#202124" fo:background-color="#FFFFFF"/>
    </style:style>
    <style:style style:name="T3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</style:style>
    <style:style style:name="T3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9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T330" style:parent-style-name="Strong" style:family="text">
      <style:text-properties style:font-name="Helvetica" fo:font-weight="normal" style:font-weight-asian="normal" fo:color="#212529" fo:font-size="10.5pt" style:font-size-asian="10.5pt" style:font-size-complex="10.5pt" fo:background-color="#FFFFFF"/>
    </style:style>
    <style:style style:name="P331" style:parent-style-name="Standard" style:family="paragraph">
      <style:paragraph-properties fo:margin-top="0.1666in" fo:margin-bottom="0.1666in"/>
    </style:style>
    <style:style style:name="T332" style:parent-style-name="Strong" style:family="text">
      <style:text-properties style:font-name="Helvetica" fo:font-weight="normal" style:font-weight-asian="normal" fo:color="#212529" fo:font-size="10.5pt" style:font-size-asian="10.5pt" style:font-size-complex="10.5pt" fo:background-color="#FFFFFF"/>
    </style:style>
    <style:style style:name="T333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P334" style:parent-style-name="Standard" style:family="paragraph">
      <style:paragraph-properties fo:margin-top="0.1666in" fo:margin-bottom="0.1666in"/>
    </style:style>
    <style:style style:name="T335" style:parent-style-name="Strong" style:family="text">
      <style:text-properties style:font-name="Helvetica" fo:font-weight="normal" style:font-weight-asian="normal" fo:color="#212529" fo:font-size="10.5pt" style:font-size-asian="10.5pt" style:font-size-complex="10.5pt" fo:background-color="#FFFFFF"/>
    </style:style>
    <style:style style:name="P33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/>
    </style:style>
    <style:style style:name="T3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2" style:parent-style-name="DefaultParagraphFont" style:family="text">
      <style:text-properties style:font-weight-complex="bold" fo:color="#202124" fo:background-color="#FFFFFF"/>
    </style:style>
    <style:style style:name="P3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/>
    </style:style>
    <style:style style:name="T3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0" style:parent-style-name="DefaultParagraphFont" style:family="text">
      <style:text-properties style:font-name="Helvetica" fo:color="#323232" fo:font-size="12pt" style:font-size-asian="12pt" style:font-size-complex="12pt" fo:background-color="#FFFFFF"/>
    </style:style>
    <style:style style:name="T351" style:parent-style-name="Hyperlink" style:family="text">
      <style:text-properties style:font-name="Helvetica" fo:color="#0087CD" fo:font-size="12pt" style:font-size-asian="12pt" style:font-size-complex="12pt" fo:background-color="#FFFFFF"/>
    </style:style>
    <style:style style:name="T352" style:parent-style-name="DefaultParagraphFont" style:family="text">
      <style:text-properties style:font-name="Helvetica" fo:color="#323232" fo:font-size="12pt" style:font-size-asian="12pt" style:font-size-complex="12pt" fo:background-color="#FFFFFF"/>
    </style:style>
    <style:style style:name="T353" style:parent-style-name="DefaultParagraphFont" style:family="text">
      <style:text-properties style:font-name="Helvetica" fo:color="#323232" fo:font-size="12pt" style:font-size-asian="12pt" style:font-size-complex="12pt" fo:background-color="#FFFFFF"/>
    </style:style>
    <style:style style:name="T354" style:parent-style-name="DefaultParagraphFont" style:family="text">
      <style:text-properties style:font-name="Helvetica" fo:color="#323232" fo:font-size="13.5pt" style:font-size-asian="13.5pt" style:font-size-complex="13.5pt" fo:background-color="#FFFFFF"/>
    </style:style>
    <style:style style:name="P3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/>
    </style:style>
    <style:style style:name="T3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7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4" style:parent-style-name="Standard" style:family="paragraph">
      <style:paragraph-properties fo:margin-top="0.1666in" fo:margin-bottom="0.1666in"/>
    </style:style>
    <style:style style:name="T3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7" style:parent-style-name="DefaultParagraphFont" style:family="text">
      <style:text-properties fo:color="#202124" fo:background-color="#FFFFFF"/>
    </style:style>
    <style:style style:name="T378" style:parent-style-name="DefaultParagraphFont" style:family="text">
      <style:text-properties fo:color="#202124" fo:background-color="#FFFFFF"/>
    </style:style>
    <style:style style:name="P3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2" style:parent-style-name="Standard" style:family="paragraph">
      <style:paragraph-properties fo:margin-top="0.1666in" fo:margin-bottom="0.1666in"/>
    </style:style>
    <style:style style:name="T3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5" style:parent-style-name="DefaultParagraphFont" style:family="text">
      <style:text-properties style:font-weight-complex="bold" fo:color="#202124" fo:background-color="#FFFFFF"/>
    </style:style>
    <style:style style:name="P3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9" style:parent-style-name="Standard" style:family="paragraph">
      <style:paragraph-properties fo:margin-top="0.1666in" fo:margin-bottom="0.1666in"/>
    </style:style>
    <style:style style:name="T3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2" style:parent-style-name="DefaultParagraphFont" style:family="text">
      <style:text-properties style:font-weight-complex="bold" fo:color="#202124" fo:background-color="#FFFFFF"/>
    </style:style>
    <style:style style:name="T393" style:parent-style-name="DefaultParagraphFont" style:family="text">
      <style:text-properties style:font-weight-complex="bold" fo:color="#202124" fo:background-color="#FFFFFF"/>
    </style:style>
    <style:style style:name="T394" style:parent-style-name="DefaultParagraphFont" style:family="text">
      <style:text-properties fo:color="#202124" fo:background-color="#FFFFFF"/>
    </style:style>
    <style:style style:name="P3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9" style:parent-style-name="Standard" style:family="paragraph">
      <style:paragraph-properties fo:margin-top="0.1666in" fo:margin-bottom="0.1666in"/>
    </style:style>
    <style:style style:name="T4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2" style:parent-style-name="DefaultParagraphFont" style:family="text">
      <style:text-properties fo:color="#202124" fo:background-color="#FFFFFF"/>
    </style:style>
    <style:style style:name="T403" style:parent-style-name="DefaultParagraphFont" style:family="text">
      <style:text-properties fo:font-weight="bold" style:font-weight-asian="bold" style:font-weight-complex="bold" fo:color="#202124" fo:background-color="#FFFFFF"/>
    </style:style>
    <style:style style:name="T404" style:parent-style-name="DefaultParagraphFont" style:family="text">
      <style:text-properties fo:font-weight="bold" style:font-weight-asian="bold" style:font-weight-complex="bold" fo:color="#202124" fo:background-color="#FFFFFF"/>
    </style:style>
    <style:style style:name="T405" style:parent-style-name="DefaultParagraphFont" style:family="text">
      <style:text-properties fo:color="#202124" fo:background-color="#FFFFFF"/>
    </style:style>
    <style:style style:name="P4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09" style:parent-style-name="Standard" style:family="paragraph">
      <style:paragraph-properties fo:break-before="page" fo:margin-top="0.1666in" fo:margin-bottom="0.1666in"/>
    </style:style>
    <style:style style:name="T4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1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5" style:parent-style-name="Standard" style:family="paragraph">
      <style:paragraph-properties fo:margin-top="0.1666in" fo:margin-bottom="0.1666in"/>
    </style:style>
    <style:style style:name="T4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8" style:parent-style-name="DefaultParagraphFont" style:family="text">
      <style:text-properties fo:color="#202124" fo:background-color="#FFFFFF"/>
    </style:style>
    <style:style style:name="T419" style:parent-style-name="DefaultParagraphFont" style:family="text">
      <style:text-properties fo:font-weight="bold" style:font-weight-asian="bold" style:font-weight-complex="bold" fo:color="#202124" fo:background-color="#FFFFFF"/>
    </style:style>
    <style:style style:name="T420" style:parent-style-name="DefaultParagraphFont" style:family="text">
      <style:text-properties fo:color="#202124" fo:background-color="#FFFFFF"/>
    </style:style>
    <style:style style:name="T421" style:parent-style-name="DefaultParagraphFont" style:family="text">
      <style:text-properties fo:color="#202124" fo:background-color="#FFFFFF"/>
    </style:style>
    <style:style style:name="P42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5" style:parent-style-name="Normal" style:family="paragraph">
      <style:paragraph-properties fo:background-color="#FFFFFF"/>
    </style:style>
    <style:style style:name="T42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8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429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430" style:parent-style-name="Normal" style:family="paragraph">
      <style:paragraph-properties fo:widows="2" fo:orphans="2" style:vertical-align="auto" fo:margin-bottom="0.0416in" fo:background-color="#FFFFFF"/>
      <style:text-properties style:font-name-asian="Times New Roman" fo:color="#202124" fo:font-size="12pt" style:font-size-asian="12pt" style:font-size-complex="12pt" fo:hyphenate="true"/>
    </style:style>
    <style:style style:name="P431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>
        <text:list-item text:start-value="1"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</text:span><text:span text:style-name="T72">-10-decisions-areas-productivity</text:span></text:a></text:p>
        </text:list-item>
        <text:list-item>
          <text:p text:style-name="P73"><text:a xlink:href="https://www.businessinsider.in/retail/5-ways-Starbucks-entices-you-to-spend-more-money/articleshow/46239542.cms" office:target-frame-name="_top" xlink:show="replace"><text:span text:style-name="T74">https://www.businessinsider.in/retail/5-ways-Starbucks-entices-you-to-spend-more-money/article</text:span><text:span text:style-name="T75">show/4623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andard.com/article/companies/starbucks-steps-up-its-india-game-116020301281_1.html</text:span></text:a></text:p>
        </text:list-item>
      </text:list>
      <text:soft-page-break/>
      <text:p text:style-name="P79"><text:span text:style-name="T80">Questio</text:span><text:span text:style-name="T81">ns on Product</text:span></text:p>
      <text:p text:style-name="P82"><text:span text:style-name="T83">Q1:</text:span><text:span text:style-name="T84"><text:s/>What is the core product of Starbucks?</text:span></text:p>
      <text:p text:style-name="P85"><text:span text:style-name="T86">A1:</text:span><text:span text:style-name="T87"><text:s/></text:span><text:span text:style-name="T88">More than 30 blends and single-origin premium coffees. Handcrafted Beverages: Fresh-brewed coffee, hot and iced espresso beverages, Frappuccino® coffee and non-coffee blended beverages</text:span><text:span text:style-name="T89">.</text:span></text:p>
      <text:p text:style-name="P90"><text:span text:style-name="T91">Q2:</text:span><text:span text:style-name="T92"><text:s/>What<text:s/></text:span><text:span text:style-name="T93">are the actual and augmented products of Starbucks?</text:span></text:p>
      <text:p text:style-name="P94"><text:span text:style-name="T95">A2:</text:span><text:span text:style-name="T96"><text:s/></text:span><text:span text:style-name="T97">The augmented product consists of the measures taken to help the consumer put the actual product to use.</text:span></text:p>
      <text:p text:style-name="P98"><text:span text:style-name="T99">Q3:</text:span><text:span text:style-name="T100"><text:s/>What are the various product categories offered by Starbucks?</text:span></text:p>
      <text:p text:style-name="P101"><text:span text:style-name="T102">A3:</text:span><text:span text:style-name="T103"><text:s/>Tea, Coffee, Baked Goods,</text:span><text:span text:style-name="T104"><text:s/></text:span><text:span text:style-name="T105">Frappuccino, Smoothies, Other Food Items &amp; Beverages.</text:span></text:p>
      <text:p text:style-name="P106"><text:span text:style-name="T107">Q4:</text:span><text:span text:style-name="T108"><text:s/>How has Starbucks adapted its product offering to suit the Indian market?</text:span></text:p>
      <text:p text:style-name="P109"><text:span text:style-name="T110">A4: <text:s/></text:span><text:span text:style-name="T111">Hence, Starbucks have </text:span><text:span text:style-name="T112">introduced Tata's branded tea called Teavana and Himalayan water beverages to add to the<text:s/></text:span><text:span text:style-name="T113">products</text:span><text:span text:style-name="T114">. Due to the introduction of these food items in their menu, the revenue from food and beverages is more than 35% in India which is more than 20% higher as compared to the USA</text:span></text:p>
      <text:p text:style-name="P115"><text:span text:style-name="T116">Q5:</text:span><text:span text:style-name="T117"><text:s/>How has Starbucks introduced healthy products in its range?</text:span></text:p>
      <text:p text:style-name="P118"><text:span text:style-name="T119">A5:</text:span><text:span text:style-name="T120"><text:s text:c="2"/></text:span><text:span text:style-name="T121">For</text:span><text:span text:style-name="T122"><text:s/>starters, </text:span><text:a xlink:href="https://www.hungryforever.com/starbucks-india-isnt-just-your-go-to-coffee-place/" office:target-frame-name="_top" xlink:show="replace"><text:span text:style-name="T123">Starbucks India</text:span></text:a><text:span text:style-name="T124"> has made healthier additions to its limited edition Spring Range. A refreshing glass of Yoghurt Smoothie right in the morning or ev</text:span><text:span text:style-name="T125">en after a workout should be great. The smoothies at Starbucks are packed with whey protein and fibre powder and comes in three flavours – Mango, Chocolate and Blueberry.</text:span></text:p>
      <text:p text:style-name="P126"><text:span text:style-name="T127">Q6:</text:span><text:span text:style-name="T128"><text:s/>Mention an innovation by Starbucks with regard to an existing product.</text:span></text:p>
      <text:p text:style-name="P129"><text:span text:style-name="T130">A6:</text:span><text:span text:style-name="T131"><text:s/></text:span><text:s/><text:span text:style-name="T132">Teava</text:span><text:span text:style-name="T133">na® Oprah Chai Tea. ...</text:span></text:p>
      <text:p text:style-name="P134"><text:s text:c="6"/>Teavana® Shaken Iced Tea. ...</text:p>
      <text:p text:style-name="P135"><text:s text:c="6"/>Fizzio™ Handcrafted Sodas. ...</text:p>
      <text:p text:style-name="P136"><text:s text:c="6"/>Digital Tipping, Shake to Pay, Mobile Order and Pay. ...</text:p>
      <text:p text:style-name="P137"><text:s text:c="5"/>Starbucks Mobile Truck. ...</text:p>
      <text:p text:style-name="P138"><text:s text:c="6"/>Evolution Fresh™ Smoothies.</text:p>
      <text:p text:style-name="P139"/>
      <text:p text:style-name="P140"><text:span text:style-name="T141">Q7:</text:span><text:span text:style-name="T142"><text:s/>What are some<text:s/></text:span><text:span text:style-name="T143">partnerships that Starbucks has entered, from the point of view of product?</text:span></text:p>
      <text:soft-page-break/>
      <text:p text:style-name="P144"><text:span text:style-name="T145">A7:<text:s/></text:span><text:span text:style-name="T146"><text:s/></text:span><text:span text:style-name="T147">Partners receive a 30% discount on purchases of beverages, merchandise and food. Starbucks recognizes partner contributions at all levels of achievement through formal and inf</text:span><text:span text:style-name="T148">ormal programs.</text:span></text:p>
      <text:p text:style-name="P149"/>
      <text:p text:style-name="P150"/>
      <text:soft-page-break/>
      <text:p text:style-name="P151"><text:span text:style-name="T152">Questions on Price</text:span></text:p>
      <text:p text:style-name="P153"><text:span text:style-name="T154">Q1:</text:span><text:span text:style-name="T155"><text:s/>What is the most expensive coffee that Starbucks in CP sells?</text:span></text:p>
      <text:p text:style-name="P156"><text:span text:style-name="T157">A1:</text:span><text:span text:style-name="T158"><text:s/></text:span><text:span text:style-name="T159">The most expensive Starbucks coffee served was a Super Venti Flat White i.e $148.99</text:span></text:p>
      <text:p text:style-name="P160"><text:span text:style-name="T161">Q2:</text:span><text:span text:style-name="T162"><text:s text:c="2"/>What is the least expensive coffee that Starbucks in CP<text:s/></text:span><text:span text:style-name="T163">sells?</text:span></text:p>
      <text:p text:style-name="P164"><text:span text:style-name="T165">A2:</text:span><text:span text:style-name="T166"><text:s text:c="2"/></text:span><text:span text:style-name="T167">short hot brewed coffee or Teavana hot tea i.e<text:s/></text:span><text:span text:style-name="T168"> $2.35</text:span></text:p>
      <text:p text:style-name="P169"><text:span text:style-name="T170">Q3:</text:span><text:span text:style-name="T171"><text:s/>Which of the following pricing strategies does Starbucks follow? Justify your answer.</text:span></text:p>
      <text:list text:style-name="WWNum2">
        <text:list-item>
          <text:p text:style-name="P172"><text:span text:style-name="T173">Economy pricing strategy</text:span></text:p>
        </text:list-item>
        <text:list-item>
          <text:p text:style-name="P174"><text:span text:style-name="T175">Penetration pricing strategy</text:span></text:p>
        </text:list-item>
        <text:list-item>
          <text:p text:style-name="P176"><text:span text:style-name="T177">Skimming pricing strategy</text:span></text:p>
        </text:list-item>
        <text:list-item>
          <text:p text:style-name="P178"><text:span text:style-name="T179">Premium pricing stra</text:span><text:span text:style-name="T180">tegy</text:span></text:p>
        </text:list-item>
      </text:list>
      <text:p text:style-name="P181"><text:span text:style-name="T182">A3:</text:span><text:span text:style-name="T183"><text:s text:c="2"/>Starbuck follow the premium pricing strategy it’s because of the luxury threshold,</text:span></text:p>
      <text:p text:style-name="P184"><text:span text:style-name="T185">starbucks stores price in a way that brings greater returns without diminishing volume sales.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soft-page-break/>
      <text:p text:style-name="P201"><text:span text:style-name="T202">Questions on Place</text:span></text:p>
      <text:p text:style-name="P203"><text:span text:style-name="T204">Q1:</text:span><text:span text:style-name="T205"><text:s/>How many cities in India have<text:s/></text:span><text:span text:style-name="T206">at least one Starbucks store?</text:span></text:p>
      <text:p text:style-name="P207"><text:span text:style-name="T208">A1:</text:span><text:span text:style-name="T209"><text:s text:c="2"/>26 cities</text:span></text:p>
      <text:p text:style-name="P210"><text:span text:style-name="T211">Q2:</text:span><text:span text:style-name="T212"><text:s/>What is the total number of Starbucks stores in India?</text:span></text:p>
      <text:p text:style-name="P213"><text:span text:style-name="T214">A2:</text:span><text:span text:style-name="T215"><text:s/>252 stores</text:span></text:p>
      <text:p text:style-name="P216"><text:span text:style-name="T217">Q3:</text:span><text:span text:style-name="T218"><text:s/>Which cities in India tend to have a Starbucks store? Why?</text:span></text:p>
      <text:p text:style-name="P219"><text:span text:style-name="T220">A3:</text:span><text:span text:style-name="T221"><text:s/>-<text:s/></text:span><text:span text:style-name="T222">Mumbai, Delhi NCR, Hyderabad, Chennai, Bengaluru, Pune, Kolkata, Cha</text:span><text:span text:style-name="T223">ndigarh, Ahmedabad, Surat, Vadodara and Lucknow</text:span><text:span text:style-name="T224"> </text:span></text:p>
      <text:p text:style-name="P225"><text:span text:style-name="T226">Q4:</text:span><text:span text:style-name="T227"><text:s/>Mention an innovation by Starbucks with regard to its store strategy.</text:span></text:p>
      <text:p text:style-name="P228"><text:span text:style-name="T229">A4:</text:span><text:span text:style-name="T230"><text:s text:c="2"/></text:span><text:span text:style-name="T231">Starbucks hopes its premium coffee experiences, like at its Reserve Roasteries, will help inject the company with fresh consumer</text:span><text:span text:style-name="T232"><text:s/>excitement</text:span><text:span text:style-name="T233">.</text:span></text:p>
      <text:p text:style-name="P234"><text:span text:style-name="T235">Q5:</text:span><text:span text:style-name="T236"><text:s/>What are some partnerships that Starbucks has entered, from the point of view of the place?</text:span></text:p>
      <text:p text:style-name="P237"><text:span text:style-name="T238">A5:</text:span><text:span text:style-name="T239"><text:s/></text:span><text:span text:style-name="T240">Partners are </text:span><text:span text:style-name="T241">eligible to receive a free pound of coffee or box of tea every week</text:span><text:span text:style-name="T242">. Partners receive a 30% discount on purchases of beverages,<text:s/></text:span><text:span text:style-name="T243">merchandise and food. Starbucks recognizes partner contributions at all levels of achievement through formal and informal programs.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<text:span text:style-name="T258">Questions on Promotion</text:span></text:p>
      <text:p text:style-name="P259"><text:span text:style-name="T260">Q1:</text:span><text:span text:style-name="T261"><text:s/>What is the primary means of promotion for Starbucks?</text:span></text:p>
      <text:p text:style-name="P262"><text:span text:style-name="T263">A1:<text:s/></text:span><text:span text:style-name="T264"><text:s/>Promotion. Starbucks uses</text:span><text:span text:style-name="T265"><text:s/>a large variety of channels to market their product from </text:span><text:span text:style-name="T266">social <text:s text:c="10"/>media to TV spots and ads</text:span><text:span text:style-name="T267">.</text:span></text:p>
      <text:p text:style-name="P268"><text:span text:style-name="T269">Q2:</text:span><text:span text:style-name="T270"><text:s/>How does Starbucks go about executing its primary means of promotion?</text:span></text:p>
      <text:p text:style-name="P271"><text:span text:style-name="T272">A2:</text:span><text:span text:style-name="T273"><text:s/></text:span><text:span text:style-name="T274">Starbucks predominantly </text:span><text:span text:style-name="T275">uses its website, social media channels and in-store</text:span><text:span text:style-name="T276"><text:s/>displays</text:span><text:span text:style-name="T277"> to promote the brand and the products.</text:span></text:p>
      <text:p text:style-name="P278"><text:span text:style-name="T279">Q3:</text:span><text:span text:style-name="T280"><text:s/>What is meant by ‘Third Place’ in the context of the marketing strategy of Starbucks?</text:span></text:p>
      <text:p text:style-name="P281"><text:span text:style-name="T282">A3:<text:s/></text:span><text:span text:style-name="T283"><text:s/>In the third place, </text:span><text:span text:style-name="T284">the idea is to make customer service not only satisfactory but <text:s text:c="3"/>excellent</text:span><text:span text:style-name="T285">.</text:span></text:p>
      <text:p text:style-name="P286"><text:span text:style-name="T287">Q4:</text:span><text:span text:style-name="T288"><text:s/>What is mea</text:span><text:span text:style-name="T289">nt by ‘Fourth Place” in the context of the marketing strategy of Starbucks?</text:span></text:p>
      <text:p text:style-name="P290"><text:span text:style-name="T291">A4:</text:span><text:span text:style-name="T292"><text:s/>-</text:span><text:span text:style-name="T293"><text:s/>By digital, the implication here is not only about reaching out to a "digitally-savvy audience", but also about </text:span><text:span text:style-name="T294">creating a place that is "digitally-equipped" with a robust mo</text:span><text:span text:style-name="T295">bile and online delivery system</text:span></text:p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soft-page-break/>
      <text:p text:style-name="P311"><text:span text:style-name="T312">Questions on People</text:span></text:p>
      <text:p text:style-name="P313"><text:span text:style-name="T314">Q1:<text:s/></text:span><text:span text:style-name="T315">What are the primary target customer segments for Starbucks?</text:span></text:p>
      <text:p text:style-name="P316"><text:span text:style-name="T317">A1:</text:span><text:span text:style-name="T318"><text:s/></text:span><text:span text:style-name="T319">he target audience of Starbucks is middle to </text:span><text:span text:style-name="T320">upper-class men and women</text:span><text:span text:style-name="T321"><text:s/></text:span></text:p>
      <text:p text:style-name="P322"><text:span text:style-name="T323">Q2:</text:span><text:span text:style-name="T324"><text:s/>What is the connection between the target<text:s/></text:span><text:span text:style-name="T325">customer segments for Starbucks and its choice of price and place?</text:span></text:p>
      <text:p text:style-name="P326"><text:span text:style-name="T327">A2:</text:span><text:span text:style-name="T328"><text:s/>1.</text:span><text:span text:style-name="T329"><text:s/></text:span><text:span text:style-name="T330">Mono segment positioning</text:span></text:p>
      <text:list text:style-name="WWNum4" text:continue-numbering="true">
        <text:list-item>
          <text:p text:style-name="P331"><text:span text:style-name="T332">Adaptive positioning</text:span><text:span text:style-name="T333">.</text:span></text:p>
        </text:list-item>
        <text:list-item>
          <text:p text:style-name="P334"><text:span text:style-name="T335">Standby positioning</text:span></text:p>
        </text:list-item>
      </text:list>
      <text:p text:style-name="P336"><text:span text:style-name="T337">Q3:</text:span><text:span text:style-name="T338"><text:s/>What are Starbucks employees called?</text:span></text:p>
      <text:p text:style-name="P339"><text:span text:style-name="T340">A3:</text:span><text:span text:style-name="T341"><text:s text:c="2"/></text:span><text:span text:style-name="T342">baristas</text:span></text:p>
      <text:p text:style-name="P343"><text:span text:style-name="T344">Q4:</text:span><text:span text:style-name="T345"><text:s/>Mention an innovation by Starbucks with regard to its<text:s/></text:span><text:span text:style-name="T346">employee training.</text:span></text:p>
      <text:p text:style-name="P347"><text:span text:style-name="T348">A4:</text:span><text:span text:style-name="T349"><text:s text:c="2"/></text:span><text:span text:style-name="T350">L&amp;D leaders at Starbucks have created a new hire training program that utilizes the </text:span><text:a xlink:href="https://www.panopto.com/blog/702010-and-the-reality-of-social-learning-in-todays-organizations/" office:target-frame-name="_top" xlink:show="replace"><text:span text:style-name="T351">70/20/10 approach</text:span></text:a><text:span text:style-name="T352">. This means that<text:s/></text:span><text:span text:style-name="T353">70 percent of partner training happens through on-the-job experience, 20 percent of training is acquired from feedback and mentorship from coaches, and 10 percent is learned through online e-learning modules.</text:span><text:span text:style-name="T354"><text:s/></text:span></text:p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><text:span text:style-name="T370">Questions on Physical Evidence</text:span></text:p>
      <text:p text:style-name="P371"><text:span text:style-name="T372">Q1:</text:span><text:span text:style-name="T373"><text:s/>How does the Starbucks store layout contribute to its marketing strategy?</text:span></text:p>
      <text:p text:style-name="P374"><text:span text:style-name="T375">A1:</text:span><text:span text:style-name="T376"><text:s/>-</text:span><text:span text:style-name="T377"><text:s/>starbucks predominantly uses its website, social media channels and in-store displays to promote the brand and the products. It also uses sales promotions, events, direct<text:s/></text:span><text:span text:style-name="T378">marketing, print media, and PR in an integrated manner to multiply the impact of its promotions</text:span></text:p>
      <text:p text:style-name="P379"><text:span text:style-name="T380">Q2:</text:span><text:span text:style-name="T381"><text:s/>What is the Starbucks logo?</text:span></text:p>
      <text:p text:style-name="P382"><text:span text:style-name="T383">A2:</text:span><text:span text:style-name="T384"><text:s text:c="2"/>tw</text:span><text:span text:style-name="T385">in-tailed siren</text:span></text:p>
      <text:p text:style-name="P386"><text:span text:style-name="T387">Q3:</text:span><text:span text:style-name="T388"><text:s/>Has the Starbucks logo evolved over time?</text:span></text:p>
      <text:p text:style-name="P389"><text:span text:style-name="T390">A3</text:span><text:span text:style-name="T391">:<text:s/></text:span><text:span text:style-name="T392">In 1987, when Il Giornale acquired Starbucks, Terry cam</text:span><text:span text:style-name="T393">e up with a new design that merged the companies' logos</text:span><text:span text:style-name="T394">; green replaced brown, and the Siren got a modern makeover (with a shorter name encircling her). In 1992 we made her face the star of the show, and in 2011 she became the Siren of today</text:span></text:p>
      <text:p text:style-name="P395"><text:span text:style-name="T396">Q4:</text:span><text:span text:style-name="T397"><text:s/>Can the St</text:span><text:span text:style-name="T398">arbucks app be considered part of physical evidence in the 7 Ps framework? Justify your answer.</text:span></text:p>
      <text:p text:style-name="P399"><text:span text:style-name="T400">A4:</text:span><text:span text:style-name="T401"><text:s text:c="3"/>s</text:span><text:span text:style-name="T402">tarbucks Marketing Mix (Starbucks 7Ps of Marketing) comprises elements of the marketing mix that consists of </text:span><text:span text:style-name="T403">product, place, price, promotion, process, p</text:span><text:span text:style-name="T404">eople and physical evidence</text:span><text:span text:style-name="T405"> as discussed below in more details. Starbucks sells coffees, tea and other beverages and a variety of fresh food items</text:span></text:p>
      <text:p text:style-name="P406"/>
      <text:p text:style-name="P407"/>
      <text:p text:style-name="P408"/>
      <text:soft-page-break/>
      <text:p text:style-name="P409"><text:span text:style-name="T410">Questions on Process</text:span></text:p>
      <text:p text:style-name="P411"><text:span text:style-name="T412">Q1:</text:span><text:span text:style-name="T413"><text:s/>What is the process improvement philosophy that Starbucks adopted a decade ago to</text:span><text:span text:style-name="T414"><text:s/>improve its productivity?</text:span></text:p>
      <text:p text:style-name="P415"><text:span text:style-name="T416">A1:</text:span><text:span text:style-name="T417"><text:s text:c="2"/></text:span><text:span text:style-name="T418">Several key success factors exist for Starbucks, a leader in the coffee industry. They <text:s text:c="2"/>include </text:span><text:span text:style-name="T419">marketing, expansion, innovation, recruitment and training, and brand/image/experience</text:span><text:span text:style-name="T420">. Starbucks' initially positioned itself<text:s/></text:span><text:span text:style-name="T421">within the market by using high quality and large variety.</text:span></text:p>
      <text:p text:style-name="P422"><text:span text:style-name="T423">Q2:</text:span><text:span text:style-name="T424"><text:s/>What are some of the key metrics that Starbucks uses to measure in-store productivity?</text:span></text:p>
      <text:p text:style-name="P425"><text:span text:style-name="T426">A2:</text:span><text:span text:style-name="T427"><text:s/></text:span></text:p>
      <text:p text:style-name="P428"><text:s/>Average order filling duration (Starbucks café productivity)</text:p>
      <text:p text:style-name="P429">Weight of coffee beans processed per<text:s/>time (roasting plant productivity)</text:p>
      <text:p text:style-name="P430">Equipment repair duration (maintenance productivity)</text:p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complex="Calibri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/>
      </text:list-level-style-bullet>
      <text:list-level-style-bullet text:level="2" text:style-name="WW_CharLFO3LVL2" text:bullet-char="○">
        <style:list-level-properties/>
      </text:list-level-style-bullet>
      <text:list-level-style-bullet text:level="3" text:style-name="WW_CharLFO3LVL3" text:bullet-char="■">
        <style:list-level-properties/>
      </text:list-level-style-bullet>
      <text:list-level-style-bullet text:level="4" text:style-name="WW_CharLFO3LVL4" text:bullet-char="●">
        <style:list-level-properties/>
      </text:list-level-style-bullet>
      <text:list-level-style-bullet text:level="5" text:style-name="WW_CharLFO3LVL5" text:bullet-char="○">
        <style:list-level-properties/>
      </text:list-level-style-bullet>
      <text:list-level-style-bullet text:level="6" text:style-name="WW_CharLFO3LVL6" text:bullet-char="■">
        <style:list-level-properties/>
      </text:list-level-style-bullet>
      <text:list-level-style-bullet text:level="7" text:style-name="WW_CharLFO3LVL7" text:bullet-char="●">
        <style:list-level-properties/>
      </text:list-level-style-bullet>
      <text:list-level-style-bullet text:level="8" text:style-name="WW_CharLFO3LVL8" text:bullet-char="○">
        <style:list-level-properties/>
      </text:list-level-style-bullet>
      <text:list-level-style-bullet text:level="9" text:style-name="WW_CharLFO3LVL9" text:bullet-char="■">
        <style:list-level-properties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/>
      </text:list-level-style-number>
      <text:list-level-style-bullet text:level="2" text:style-name="WW_CharLFO5LVL2" text:bullet-char="">
        <style:list-level-properties/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/>
      </text:list-level-style-number>
      <text:list-level-style-number text:level="4" text:style-name="WW_CharLFO5LVL4" style:num-suffix="." style:num-format="1">
        <style:list-level-properties/>
      </text:list-level-style-number>
      <text:list-level-style-number text:level="5" text:style-name="WW_CharLFO5LVL5" style:num-suffix="." style:num-format="a" style:num-letter-sync="true">
        <style:list-level-properties/>
      </text:list-level-style-number>
      <text:list-level-style-number text:level="6" text:style-name="WW_CharLFO5LVL6" style:num-suffix="." style:num-format="i">
        <style:list-level-properties fo:text-align="end"/>
      </text:list-level-style-number>
      <text:list-level-style-number text:level="7" text:style-name="WW_CharLFO5LVL7" style:num-suffix="." style:num-format="1">
        <style:list-level-properties/>
      </text:list-level-style-number>
      <text:list-level-style-number text:level="8" text:style-name="WW_CharLFO5LVL8" style:num-suffix="." style:num-format="a" style:num-letter-sync="true">
        <style:list-level-properties/>
      </text:list-level-style-number>
      <text:list-level-style-number text:level="9" text:style-name="WW_CharLFO5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u</meta:initial-creator>
    <dc:creator>Windows User</dc:creator>
    <meta:creation-date>2020-09-25T14:05:00Z</meta:creation-date>
    <dc:date>2022-06-05T20:55:00Z</dc:date>
    <meta:template xlink:href="Normal" xlink:type="simple"/>
    <meta:editing-cycles>3</meta:editing-cycles>
    <meta:editing-duration>PT3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3" meta:word-count="1734" meta:character-count="11597" meta:row-count="82" meta:non-whitespace-character-count="9886"/>
  </office:meta>
</office:document-meta>
</file>